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4.094cm"/>
    </style:style>
    <style:style style:name="co5" style:family="table-column">
      <style:table-column-properties fo:break-before="auto" style:column-width="4.8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463cm"/>
    </style:style>
    <style:style style:name="co8" style:family="table-column">
      <style:table-column-properties fo:break-before="auto" style:column-width="3.309cm"/>
    </style:style>
    <style:style style:name="co9" style:family="table-column">
      <style:table-column-properties fo:break-before="auto" style:column-width="4.207cm"/>
    </style:style>
    <style:style style:name="co10" style:family="table-column">
      <style:table-column-properties fo:break-before="auto" style:column-width="22.894cm"/>
    </style:style>
    <style:style style:name="co11" style:family="table-column">
      <style:table-column-properties fo:break-before="auto" style:column-width="4.805cm"/>
    </style:style>
    <style:style style:name="co12" style:family="table-column">
      <style:table-column-properties fo:break-before="auto" style:column-width="8.675cm"/>
    </style:style>
    <style:style style:name="co13" style:family="table-column">
      <style:table-column-properties fo:break-before="auto" style:column-width="9.296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4.798cm"/>
    </style:style>
    <style:style style:name="co16" style:family="table-column">
      <style:table-column-properties fo:break-before="auto" style:column-width="9.774cm"/>
    </style:style>
    <style:style style:name="co17" style:family="table-column">
      <style:table-column-properties fo:break-before="auto" style:column-width="20.6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text-position="" style:font-name="Liberation Sans"/>
    </style:style>
    <style:style style:name="ce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text-position=""/>
    </style:style>
    <style:style style:name="ce5" style:family="table-cell" style:parent-style-name="Default" style:data-style-name="N100">
      <style:text-properties style:text-position="" style:font-name="Liberation Sans" style:font-name-asian="WenQuanYi Zen Hei" style:font-name-complex="unifont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</office:automatic-styles>
  <office:body>
    <office:spreadsheet>
      <table:table table:name="Function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3" table:default-cell-style-name="ce1"/>
        <table:table-row table:style-name="ro1">
          <table:table-cell office:value-type="string">
            <text:p>file</text:p>
          </table:table-cell>
          <table:table-cell office:value-type="string">
            <text:p>function</text:p>
          </table:table-cell>
          <table:table-cell office:value-type="string">
            <text:p>unique</text:p>
          </table:table-cell>
          <table:table-cell office:value-type="string">
            <text:p>noglx/wgl</text:p>
          </table:table-cell>
          <table:table-cell office:value-type="string">
            <text:p>core name</text:p>
          </table:table-cell>
          <table:table-cell office:value-type="string">
            <text:p>extenstion name</text:p>
          </table:table-cell>
          <table:table-cell office:value-type="string">
            <text:p>core in</text:p>
          </table:table-cell>
          <table:table-cell office:value-type="string">
            <text:p>extension</text:p>
          </table:table-cell>
          <table:table-cell table:style-name="Default" office:value-type="string">
            <text:p>extension depends</text:p>
          </table:table-cell>
          <table:table-cell office:value-type="string">
            <text:p>extension written against</text:p>
          </table:table-cell>
          <table:table-cell office:value-type="string">
            <text:p>notes:</text:p>
          </table:table-cell>
          <table:table-cell table:number-columns-repeated="1013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StencilFaceEXT</text:p>
          </table:table-cell>
          <table:table-cell office:value-type="string">
            <text:p>glActiveStencilFaceEXT</text:p>
          </table:table-cell>
          <table:table-cell office:value-type="string">
            <text:p>glActiveStencilFaceEXT</text:p>
          </table:table-cell>
          <table:table-cell table:number-columns-repeated="3"/>
          <table:table-cell table:style-name="ce6" office:value-type="string">
            <text:p>EXT_stencil_two_side</text:p>
          </table:table-cell>
          <table:table-cell/>
          <table:table-cell office:value-type="string">
            <text:p>1.3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StencilFaceEXT</text:p>
          </table:table-cell>
          <table:table-cell office:value-type="string">
            <text:p>glActiveTexture</text:p>
          </table:table-cell>
          <table:table-cell office:value-type="string">
            <text:p>glActiveTexture</text:p>
          </table:table-cell>
          <table:table-cell office:value-type="string">
            <text:p>glActiveTexture</text:p>
          </table:table-cell>
          <table:table-cell office:value-type="string">
            <text:p>glActiveTextureARB</text:p>
          </table:table-cell>
          <table:table-cell office:value-type="string">
            <text:p>1.3</text:p>
          </table:table-cell>
          <table:table-cell office:value-type="string">
            <text:p>ARB_multitexture</text:p>
          </table:table-cell>
          <table:table-cell/>
          <table:table-cell office:value-type="string">
            <text:p>1.2.1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AlphaFunc</text:p>
          </table:table-cell>
          <table:table-cell office:value-type="string">
            <text:p>glAlphaFunc</text:p>
          </table:table-cell>
          <table:table-cell office:value-type="string">
            <text:p>glAlpha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AttachShader</text:p>
          </table:table-cell>
          <table:table-cell office:value-type="string">
            <text:p>glAttachShader</text:p>
          </table:table-cell>
          <table:table-cell office:value-type="string">
            <text:p>glAttachShader</text:p>
          </table:table-cell>
          <table:table-cell office:value-type="string">
            <text:p>glAttachShader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egin</text:p>
          </table:table-cell>
          <table:table-cell office:value-type="string">
            <text:p>glBegin</text:p>
          </table:table-cell>
          <table:table-cell office:value-type="string">
            <text:p>glBegin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indBuffer</text:p>
          </table:table-cell>
          <table:table-cell office:value-type="string">
            <text:p>glBindBuffer</text:p>
          </table:table-cell>
          <table:table-cell office:value-type="string">
            <text:p>glBindBuffer</text:p>
          </table:table-cell>
          <table:table-cell office:value-type="string">
            <text:p>glBindBuffer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indTexture</text:p>
          </table:table-cell>
          <table:table-cell office:value-type="string">
            <text:p>glBindTexture</text:p>
          </table:table-cell>
          <table:table-cell office:value-type="string">
            <text:p>glBindTexture</text:p>
          </table:table-cell>
          <table:table-cell office:value-type="string">
            <text:p>glBindTexture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lendColor</text:p>
          </table:table-cell>
          <table:table-cell office:value-type="string">
            <text:p>glBlendColor</text:p>
          </table:table-cell>
          <table:table-cell/>
          <table:table-cell office:value-type="string">
            <text:p>glBlendColor</text:p>
          </table:table-cell>
          <table:table-cell/>
          <table:table-cell office:value-type="string">
            <text:p>ARB_imaging (based on EXT_blend_color)</text:p>
          </table:table-cell>
          <table:table-cell/>
          <table:table-cell office:value-type="string">
            <text:p>1.2</text:p>
          </table:table-cell>
          <table:table-cell office:value-type="string">
            <text:p>the imaging subset is implemented in software and is very slow</text:p>
          </table:table-cell>
          <table:table-cell table:number-columns-repeated="1013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lendFunc</text:p>
          </table:table-cell>
          <table:table-cell office:value-type="string">
            <text:p>glBlendFunc</text:p>
          </table:table-cell>
          <table:table-cell office:value-type="string">
            <text:p>glBlend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ufferData</text:p>
          </table:table-cell>
          <table:table-cell office:value-type="string">
            <text:p>glBufferData</text:p>
          </table:table-cell>
          <table:table-cell office:value-type="string">
            <text:p>glBufferData</text:p>
          </table:table-cell>
          <table:table-cell office:value-type="string">
            <text:p>glBufferData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BufferSubData</text:p>
          </table:table-cell>
          <table:table-cell office:value-type="string">
            <text:p>glBufferSubData</text:p>
          </table:table-cell>
          <table:table-cell office:value-type="string">
            <text:p>glBufferSubData</text:p>
          </table:table-cell>
          <table:table-cell office:value-type="string">
            <text:p>glBufferSubData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Clear</text:p>
          </table:table-cell>
          <table:table-cell office:value-type="string">
            <text:p>glClear</text:p>
          </table:table-cell>
          <table:table-cell office:value-type="string">
            <text:p>glClea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office:value-type="string">
            <text:p>glClearColor</text:p>
          </table:table-cell>
          <table:table-cell office:value-type="string">
            <text:p>glClearColor</text:p>
          </table:table-cell>
          <table:table-cell office:value-type="string">
            <text:p>glClearCol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xture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4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ActiveTexture</text:p>
          </table:table-cell>
          <table:table-cell table:number-columns-repeated="3" office:value-type="string">
            <text:p>glColor4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AlphaFunc</text:p>
          </table:table-cell>
          <table:table-cell table:number-columns-repeated="3" office:value-type="string">
            <text:p>glColor4u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AttachShader</text:p>
          </table:table-cell>
          <table:table-cell table:number-columns-repeated="3" office:value-type="string">
            <text:p>glColor4ub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AttachShader</text:p>
          </table:table-cell>
          <table:table-cell office:value-type="string">
            <text:p>glColorMask</text:p>
          </table:table-cell>
          <table:table-cell office:value-type="string">
            <text:p>glColorMask</text:p>
          </table:table-cell>
          <table:table-cell office:value-type="string">
            <text:p>glColor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olorPointer</text:p>
          </table:table-cell>
          <table:table-cell office:value-type="string">
            <text:p>glColorPointer</text:p>
          </table:table-cell>
          <table:table-cell office:value-type="string">
            <text:p>glColorPointer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ompileShader</text:p>
          </table:table-cell>
          <table:table-cell office:value-type="string">
            <text:p>glCompileShader</text:p>
          </table:table-cell>
          <table:table-cell office:value-type="string">
            <text:p>glCompileShader</text:p>
          </table:table-cell>
          <table:table-cell office:value-type="string">
            <text:p>glCompileShader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reateProgram</text:p>
          </table:table-cell>
          <table:table-cell office:value-type="string">
            <text:p>glCreateProgram</text:p>
          </table:table-cell>
          <table:table-cell office:value-type="string">
            <text:p>glCreateProgram</text:p>
          </table:table-cell>
          <table:table-cell office:value-type="string">
            <text:p>glCreateProgramObject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reateShader</text:p>
          </table:table-cell>
          <table:table-cell office:value-type="string">
            <text:p>glCreateShader</text:p>
          </table:table-cell>
          <table:table-cell office:value-type="string">
            <text:p>glCreateShader</text:p>
          </table:table-cell>
          <table:table-cell office:value-type="string">
            <text:p>glCreateShaderObject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CullFace</text:p>
          </table:table-cell>
          <table:table-cell office:value-type="string">
            <text:p>glCullFace</text:p>
          </table:table-cell>
          <table:table-cell office:value-type="string">
            <text:p>glCullFac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1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leteBuffers</text:p>
          </table:table-cell>
          <table:table-cell office:value-type="string">
            <text:p>glDeleteBuffers</text:p>
          </table:table-cell>
          <table:table-cell office:value-type="string">
            <text:p>glDeleteBuffers</text:p>
          </table:table-cell>
          <table:table-cell office:value-type="string">
            <text:p>glDeleteBuffers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leteTextures</text:p>
          </table:table-cell>
          <table:table-cell office:value-type="string">
            <text:p>glDeleteTextures</text:p>
          </table:table-cell>
          <table:table-cell office:value-type="string">
            <text:p>glDeleteTextures</text:p>
          </table:table-cell>
          <table:table-cell office:value-type="string">
            <text:p>glDeleteTextures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Func</text:p>
          </table:table-cell>
          <table:table-cell office:value-type="string">
            <text:p>glDepthFunc</text:p>
          </table:table-cell>
          <table:table-cell office:value-type="string">
            <text:p>glDepth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Mask</text:p>
          </table:table-cell>
          <table:table-cell office:value-type="string">
            <text:p>glDepthMask</text:p>
          </table:table-cell>
          <table:table-cell office:value-type="string">
            <text:p>glDepth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epthRange</text:p>
          </table:table-cell>
          <table:table-cell office:value-type="string">
            <text:p>glDepthRange</text:p>
          </table:table-cell>
          <table:table-cell office:value-type="string">
            <text:p>glDepthRang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isable</text:p>
          </table:table-cell>
          <table:table-cell office:value-type="string">
            <text:p>glDisable</text:p>
          </table:table-cell>
          <table:table-cell office:value-type="string">
            <text:p>glDisabl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isableClientState</text:p>
          </table:table-cell>
          <table:table-cell office:value-type="string">
            <text:p>glDisableClientState</text:p>
          </table:table-cell>
          <table:table-cell office:value-type="string">
            <text:p>glDisableClientState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rawArrays</text:p>
          </table:table-cell>
          <table:table-cell office:value-type="string">
            <text:p>glDrawArrays</text:p>
          </table:table-cell>
          <table:table-cell office:value-type="string">
            <text:p>glDrawArrays</text:p>
          </table:table-cell>
          <table:table-cell office:value-type="string">
            <text:p>glDrawArraysEXT</text:p>
          </table:table-cell>
          <table:table-cell office:value-type="string">
            <text:p>1.1</text:p>
          </table:table-cell>
          <table:table-cell office:value-type="string">
            <text:p>EXT_vertex_array <text:s text:c="2"/>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DrawRangeElements</text:p>
          </table:table-cell>
          <table:table-cell office:value-type="string">
            <text:p>glDrawRangeElements</text:p>
          </table:table-cell>
          <table:table-cell office:value-type="string">
            <text:p>glDrawRangeElements</text:p>
          </table:table-cell>
          <table:table-cell office:value-type="string">
            <text:p>glDrawRangeElementsEXT</text:p>
          </table:table-cell>
          <table:table-cell office:value-type="string">
            <text:p>1.1</text:p>
          </table:table-cell>
          <table:table-cell office:value-type="string">
            <text:p>EXT_draw_range_elements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Enable</text:p>
          </table:table-cell>
          <table:table-cell office:value-type="string">
            <text:p>glEnable</text:p>
          </table:table-cell>
          <table:table-cell office:value-type="string">
            <text:p>glEnabl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egin</text:p>
          </table:table-cell>
          <table:table-cell office:value-type="string">
            <text:p>glEnableClientState</text:p>
          </table:table-cell>
          <table:table-cell office:value-type="string">
            <text:p>glEnableClientState</text:p>
          </table:table-cell>
          <table:table-cell office:value-type="string">
            <text:p>glEnableClientState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nd</text:p>
          </table:table-cell>
          <table:table-cell office:value-type="string">
            <text:p>glEnd</text:p>
          </table:table-cell>
          <table:table-cell office:value-type="string">
            <text:p>glEnd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rror</text:p>
          </table:table-cell>
          <table:table-cell office:value-type="string">
            <text:p>glError</text:p>
          </table:table-cell>
          <table:table-cell office:value-type="string">
            <text:p>NOT A GL COMMAND</text:p>
          </table:table-cell>
          <table:table-cell table:number-columns-repeated="5"/>
          <table:table-cell office:value-type="string">
            <text:p>Warzone internal macro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Errors</text:p>
          </table:table-cell>
          <table:table-cell office:value-type="string">
            <text:p>glErrors</text:p>
          </table:table-cell>
          <table:table-cell office:value-type="string">
            <text:p>NOT A GL COMMAND</text:p>
          </table:table-cell>
          <table:table-cell table:number-columns-repeated="5"/>
          <table:table-cell office:value-type="string">
            <text:p>Warzone internal macro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f</text:p>
          </table:table-cell>
          <table:table-cell office:value-type="string">
            <text:p>glFogf</text:p>
          </table:table-cell>
          <table:table-cell office:value-type="string">
            <text:p>glFogf</text:p>
          </table:table-cell>
          <table:table-cell/>
          <table:table-cell table:style-name="ce5"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fv</text:p>
          </table:table-cell>
          <table:table-cell office:value-type="string">
            <text:p>glFogfv</text:p>
          </table:table-cell>
          <table:table-cell office:value-type="string">
            <text:p>glFog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ogi</text:p>
          </table:table-cell>
          <table:table-cell office:value-type="string">
            <text:p>glFogi</text:p>
          </table:table-cell>
          <table:table-cell office:value-type="string">
            <text:p>glFog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rontFace</text:p>
          </table:table-cell>
          <table:table-cell office:value-type="string">
            <text:p>glFrontFace</text:p>
          </table:table-cell>
          <table:table-cell office:value-type="string">
            <text:p>glFrontFac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Frustum</text:p>
          </table:table-cell>
          <table:table-cell office:value-type="string">
            <text:p>glFrustum</text:p>
          </table:table-cell>
          <table:table-cell office:value-type="string">
            <text:p>glFrustum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nBuffers</text:p>
          </table:table-cell>
          <table:table-cell office:value-type="string">
            <text:p>glGenBuffers</text:p>
          </table:table-cell>
          <table:table-cell office:value-type="string">
            <text:p>glGenBuffers</text:p>
          </table:table-cell>
          <table:table-cell office:value-type="string">
            <text:p>glGenBufferARB</text:p>
          </table:table-cell>
          <table:table-cell office:value-type="string">
            <text:p>1.5</text:p>
          </table:table-cell>
          <table:table-cell office:value-type="string">
            <text:p>ARB_vertex_buffer_object</text:p>
          </table:table-cell>
          <table:table-cell/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nTextures</text:p>
          </table:table-cell>
          <table:table-cell office:value-type="string">
            <text:p>glGenTextures</text:p>
          </table:table-cell>
          <table:table-cell office:value-type="string">
            <text:p>glGenTextures</text:p>
          </table:table-cell>
          <table:table-cell office:value-type="string">
            <text:p>glGenTexturesEXT</text:p>
          </table:table-cell>
          <table:table-cell office:value-type="string">
            <text:p>1.1</text:p>
          </table:table-cell>
          <table:table-cell office:value-type="string">
            <text:p>EXT_texture_object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Error</text:p>
          </table:table-cell>
          <table:table-cell office:value-type="string">
            <text:p>glGetError</text:p>
          </table:table-cell>
          <table:table-cell office:value-type="string">
            <text:p>glGetErr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Floatv</text:p>
          </table:table-cell>
          <table:table-cell office:value-type="string">
            <text:p>glGetFloatv</text:p>
          </table:table-cell>
          <table:table-cell office:value-type="string">
            <text:p>glGetFloat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Integerv</text:p>
          </table:table-cell>
          <table:table-cell office:value-type="string">
            <text:p>glGetIntegerv</text:p>
          </table:table-cell>
          <table:table-cell office:value-type="string">
            <text:p>glGetInteger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Lightfv</text:p>
          </table:table-cell>
          <table:table-cell office:value-type="string">
            <text:p>glGetLightfv</text:p>
          </table:table-cell>
          <table:table-cell office:value-type="string">
            <text:p>glGetLight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ProgramInfoLog</text:p>
          </table:table-cell>
          <table:table-cell office:value-type="string">
            <text:p>glGetProgramInfoLog</text:p>
          </table:table-cell>
          <table:table-cell office:value-type="string">
            <text:p>glGetProgramInfoLog</text:p>
          </table:table-cell>
          <table:table-cell office:value-type="string">
            <text:p>glGetInfoLog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InfoLogARB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Programiv</text:p>
          </table:table-cell>
          <table:table-cell office:value-type="string">
            <text:p>glGetProgramiv</text:p>
          </table:table-cell>
          <table:table-cell office:value-type="string">
            <text:p>glGetShaderiv</text:p>
          </table:table-cell>
          <table:table-cell table:style-name="ce2" office:value-type="string">
            <text:p>glGetObjectParameteri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ObjectParameterivARB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haderInfoLog</text:p>
          </table:table-cell>
          <table:table-cell office:value-type="string">
            <text:p>glGetShaderInfoLog</text:p>
          </table:table-cell>
          <table:table-cell office:value-type="string">
            <text:p>glGetShaderInfoLog</text:p>
          </table:table-cell>
          <table:table-cell table:style-name="ce3" office:value-type="string">
            <text:p>glGetInfoLog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InfoLogARB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haderiv</text:p>
          </table:table-cell>
          <table:table-cell office:value-type="string">
            <text:p>glGetShaderiv</text:p>
          </table:table-cell>
          <table:table-cell office:value-type="string">
            <text:p>glGetShaderiv</text:p>
          </table:table-cell>
          <table:table-cell table:style-name="ce2" office:value-type="string">
            <text:p>glGetObjectParameteri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office:value-type="string">
            <text:p>Split from glGetObjectParameterivARB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String</text:p>
          </table:table-cell>
          <table:table-cell office:value-type="string">
            <text:p>glGetString</text:p>
          </table:table-cell>
          <table:table-cell office:value-type="string">
            <text:p>glGetString</text:p>
          </table:table-cell>
          <table:table-cell table:style-name="ce3"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GetUniformLocation</text:p>
          </table:table-cell>
          <table:table-cell office:value-type="string">
            <text:p>glGetUniformLocation</text:p>
          </table:table-cell>
          <table:table-cell office:value-type="string">
            <text:p>glGetUniformLocation</text:p>
          </table:table-cell>
          <table:table-cell table:style-name="ce2" office:value-type="string">
            <text:p>GetUniformLocation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Hint</text:p>
          </table:table-cell>
          <table:table-cell office:value-type="string">
            <text:p>glHint</text:p>
          </table:table-cell>
          <table:table-cell office:value-type="string">
            <text:p>glHint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fv</text:p>
          </table:table-cell>
          <table:table-cell office:value-type="string">
            <text:p>glLightfv</text:p>
          </table:table-cell>
          <table:table-cell office:value-type="string">
            <text:p>glLight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Modelfv</text:p>
          </table:table-cell>
          <table:table-cell office:value-type="string">
            <text:p>glLightModelfv</text:p>
          </table:table-cell>
          <table:table-cell office:value-type="string">
            <text:p>glLightModel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ghtModeli</text:p>
          </table:table-cell>
          <table:table-cell office:value-type="string">
            <text:p>glLightModeli</text:p>
          </table:table-cell>
          <table:table-cell office:value-type="string">
            <text:p>glLightModel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inkProgram</text:p>
          </table:table-cell>
          <table:table-cell office:value-type="string">
            <text:p>glLinkProgram</text:p>
          </table:table-cell>
          <table:table-cell office:value-type="string">
            <text:p>glLinkProgram</text:p>
          </table:table-cell>
          <table:table-cell office:value-type="string">
            <text:p>glLinkProgram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oadIdentity</text:p>
          </table:table-cell>
          <table:table-cell office:value-type="string">
            <text:p>glLoadIdentity</text:p>
          </table:table-cell>
          <table:table-cell office:value-type="string">
            <text:p>glLoadIdentity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LoadMatrixf</text:p>
          </table:table-cell>
          <table:table-cell office:value-type="string">
            <text:p>glLoadMatrixf</text:p>
          </table:table-cell>
          <table:table-cell office:value-type="string">
            <text:p>glLoadMatrix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erialf</text:p>
          </table:table-cell>
          <table:table-cell office:value-type="string">
            <text:p>glMaterialf</text:p>
          </table:table-cell>
          <table:table-cell office:value-type="string">
            <text:p>glMaterial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erialfv</text:p>
          </table:table-cell>
          <table:table-cell office:value-type="string">
            <text:p>glMaterialfv</text:p>
          </table:table-cell>
          <table:table-cell office:value-type="string">
            <text:p>glMaterial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office:value-type="string">
            <text:p>glMatrixMode</text:p>
          </table:table-cell>
          <table:table-cell office:value-type="string">
            <text:p>glMatrixMode</text:p>
          </table:table-cell>
          <table:table-cell office:value-type="string">
            <text:p>glMatrixMode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MultiTexCoord2fv</text:p>
          </table:table-cell>
          <table:table-cell office:value-type="string">
            <text:p>glMultiTexCoord2fvARB</text:p>
          </table:table-cell>
          <table:table-cell office:value-type="string">
            <text:p>1.3</text:p>
          </table:table-cell>
          <table:table-cell office:value-type="string">
            <text:p>ARB_multitexture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Normal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Buffer</text:p>
          </table:table-cell>
          <table:table-cell table:number-columns-repeated="3" office:value-type="string">
            <text:p>glNormal3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Ortho</text:p>
          </table:table-cell>
          <table:table-cell office:value-type="string">
            <text:p>glOrtho</text:p>
          </table:table-cell>
          <table:table-cell office:value-type="string">
            <text:p>glOrtho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ixelStorei</text:p>
          </table:table-cell>
          <table:table-cell office:value-type="string">
            <text:p>glPixelStorei</text:p>
          </table:table-cell>
          <table:table-cell office:value-type="string">
            <text:p>glPixelStore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lygonOffset</text:p>
          </table:table-cell>
          <table:table-cell office:value-type="string">
            <text:p>glPolygonOffset</text:p>
          </table:table-cell>
          <table:table-cell office:value-type="string">
            <text:p>glPolygonOffset</text:p>
          </table:table-cell>
          <table:table-cell office:value-type="string">
            <text:p>glPolygonOffsetEXT</text:p>
          </table:table-cell>
          <table:table-cell office:value-type="string">
            <text:p>1.1</text:p>
          </table:table-cell>
          <table:table-cell office:value-type="string">
            <text:p>EXT_polygon_offset</text:p>
          </table:table-cell>
          <table:table-cell table:number-columns-repeated="1016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pAttrib</text:p>
          </table:table-cell>
          <table:table-cell office:value-type="string">
            <text:p>glPopAttrib</text:p>
          </table:table-cell>
          <table:table-cell office:value-type="string">
            <text:p>glPopAttri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opMatrix</text:p>
          </table:table-cell>
          <table:table-cell office:value-type="string">
            <text:p>glPopMatrix</text:p>
          </table:table-cell>
          <table:table-cell office:value-type="string">
            <text:p>glPopMatrix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ushAttrib</text:p>
          </table:table-cell>
          <table:table-cell office:value-type="string">
            <text:p>glPushAttrib</text:p>
          </table:table-cell>
          <table:table-cell office:value-type="string">
            <text:p>glPushAttrib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PushMatrix</text:p>
          </table:table-cell>
          <table:table-cell office:value-type="string">
            <text:p>glPushMatrix</text:p>
          </table:table-cell>
          <table:table-cell office:value-type="string">
            <text:p>glPushMatrix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ReadPixels</text:p>
          </table:table-cell>
          <table:table-cell office:value-type="string">
            <text:p>glReadPixels</text:p>
          </table:table-cell>
          <table:table-cell office:value-type="string">
            <text:p>glReadPixels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Rotatef</text:p>
          </table:table-cell>
          <table:table-cell office:value-type="string">
            <text:p>glRotatef</text:p>
          </table:table-cell>
          <table:table-cell office:value-type="string">
            <text:p>glRotat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calef</text:p>
          </table:table-cell>
          <table:table-cell office:value-type="string">
            <text:p>glScalef</text:p>
          </table:table-cell>
          <table:table-cell office:value-type="string">
            <text:p>glScal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cissor</text:p>
          </table:table-cell>
          <table:table-cell office:value-type="string">
            <text:p>glScissor</text:p>
          </table:table-cell>
          <table:table-cell office:value-type="string">
            <text:p>glScissor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indTexture</text:p>
          </table:table-cell>
          <table:table-cell office:value-type="string">
            <text:p>glShaderSource</text:p>
          </table:table-cell>
          <table:table-cell office:value-type="string">
            <text:p>glShaderSource</text:p>
          </table:table-cell>
          <table:table-cell office:value-type="string">
            <text:p>glShaderSource</text:p>
          </table:table-cell>
          <table:table-cell office:value-type="string">
            <text:p>glShaderSource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Color</text:p>
          </table:table-cell>
          <table:table-cell office:value-type="string">
            <text:p>glStencilFunc</text:p>
          </table:table-cell>
          <table:table-cell office:value-type="string">
            <text:p>glStencilFunc</text:p>
          </table:table-cell>
          <table:table-cell office:value-type="string">
            <text:p>glStencilFunc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Mask</text:p>
          </table:table-cell>
          <table:table-cell office:value-type="string">
            <text:p>glStencilMask</text:p>
          </table:table-cell>
          <table:table-cell office:value-type="string">
            <text:p>glStencilMask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Op</text:p>
          </table:table-cell>
          <table:table-cell office:value-type="string">
            <text:p>glStencilOp</text:p>
          </table:table-cell>
          <table:table-cell office:value-type="string">
            <text:p>glStencilOp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office:value-type="string">
            <text:p>glStencilOpSeparateATI</text:p>
          </table:table-cell>
          <table:table-cell office:value-type="string">
            <text:p>glStencilOpSeparateATI</text:p>
          </table:table-cell>
          <table:table-cell/>
          <table:table-cell office:value-type="string">
            <text:p>glStencilOpSeparateATI</text:p>
          </table:table-cell>
          <table:table-cell table:number-columns-repeated="3"/>
          <table:table-cell office:value-type="string">
            <text:p>1.3</text:p>
          </table:table-cell>
          <table:table-cell office:value-type="string">
            <text:p>See EXT_stencil_two_side, ARB_stencil_two_side and glStencilOpSeparate in 2.0 (there are important differences between these versions</text:p>
          </table:table-cell>
          <table:table-cell table:number-columns-repeated="1013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table:number-columns-repeated="3" office:value-type="string">
            <text:p>glTexCoord2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lendFunc</text:p>
          </table:table-cell>
          <table:table-cell table:number-columns-repeated="3" office:value-type="string">
            <text:p>glTexCoord2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CoordPointer</text:p>
          </table:table-cell>
          <table:table-cell office:value-type="string">
            <text:p>glTexCoordPointer</text:p>
          </table:table-cell>
          <table:table-cell office:value-type="string">
            <text:p>glTexCoordPointer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f</text:p>
          </table:table-cell>
          <table:table-cell office:value-type="string">
            <text:p>glTexEnvf</text:p>
          </table:table-cell>
          <table:table-cell office:value-type="string">
            <text:p>glTexEnv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fv</text:p>
          </table:table-cell>
          <table:table-cell office:value-type="string">
            <text:p>glTexEnvfv</text:p>
          </table:table-cell>
          <table:table-cell office:value-type="string">
            <text:p>glTexEnv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Envi</text:p>
          </table:table-cell>
          <table:table-cell office:value-type="string">
            <text:p>glTexEnvi</text:p>
          </table:table-cell>
          <table:table-cell office:value-type="string">
            <text:p>glTexEnv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Genfv</text:p>
          </table:table-cell>
          <table:table-cell office:value-type="string">
            <text:p>glTexGenfv</text:p>
          </table:table-cell>
          <table:table-cell office:value-type="string">
            <text:p>glTexGen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office:value-type="string">
            <text:p>glTexGeni</text:p>
          </table:table-cell>
          <table:table-cell office:value-type="string">
            <text:p>glTexGeni</text:p>
          </table:table-cell>
          <table:table-cell office:value-type="string">
            <text:p>glTexGen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Data</text:p>
          </table:table-cell>
          <table:table-cell table:number-columns-repeated="3" office:value-type="string">
            <text:p>glTexImage2D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exParameterf</text:p>
          </table:table-cell>
          <table:table-cell office:value-type="string">
            <text:p>glTexParameterf</text:p>
          </table:table-cell>
          <table:table-cell office:value-type="string">
            <text:p>glTexParameter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exParameteri</text:p>
          </table:table-cell>
          <table:table-cell office:value-type="string">
            <text:p>glTexParameteri</text:p>
          </table:table-cell>
          <table:table-cell office:value-type="string">
            <text:p>glTexParameter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table:number-columns-repeated="3" office:value-type="string">
            <text:p>glTexSubImage2D</text:p>
          </table:table-cell>
          <table:table-cell/>
          <table:table-cell office:value-type="string">
            <text:p>1.1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BufferSubData</text:p>
          </table:table-cell>
          <table:table-cell office:value-type="string">
            <text:p>glTranslatef</text:p>
          </table:table-cell>
          <table:table-cell office:value-type="string">
            <text:p>glTranslatef</text:p>
          </table:table-cell>
          <table:table-cell office:value-type="string">
            <text:p>glTranslate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1f</text:p>
          </table:table-cell>
          <table:table-cell office:value-type="string">
            <text:p>glUniform1f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1i</text:p>
          </table:table-cell>
          <table:table-cell office:value-type="string">
            <text:p>glUniform1i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table:number-columns-repeated="3" office:value-type="string">
            <text:p>glUniform4fv</text:p>
          </table:table-cell>
          <table:table-cell table:style-name="ce4" office:value-type="string">
            <text:p>glUniform4fvARB</text:p>
          </table:table-cell>
          <table:table-cell office:value-type="string">
            <text:p>2.0</text:p>
          </table:table-cell>
          <table:table-cell office:value-type="string">
            <text:p>ARB_shader_objects</text:p>
          </table:table-cell>
          <table:table-cell office:value-type="string">
            <text:p>GL 1.0</text:p>
          </table:table-cell>
          <table:table-cell office:value-type="string">
            <text:p>1.4</text:p>
          </table:table-cell>
          <table:table-cell table:number-columns-repeated="1014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lear</text:p>
          </table:table-cell>
          <table:table-cell office:value-type="string">
            <text:p>glUseProgram</text:p>
          </table:table-cell>
          <table:table-cell office:value-type="string">
            <text:p>glUseProgram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2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2i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3f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table:number-columns-repeated="3" office:value-type="string">
            <text:p>glVertex3fv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office:value-type="string">
            <text:p>glVertexPointer</text:p>
          </table:table-cell>
          <table:table-cell office:value-type="string">
            <text:p>glVertexPointer</text:p>
          </table:table-cell>
          <table:table-cell office:value-type="string">
            <text:p>glVertexPointer</text:p>
          </table:table-cell>
          <table:table-cell office:value-type="string">
            <text:p>glVertexPointerEXT</text:p>
          </table:table-cell>
          <table:table-cell office:value-type="string">
            <text:p>1.1</text:p>
          </table:table-cell>
          <table:table-cell office:value-type="string">
            <text:p>EXT_vertex_array <text:s text:c="2"/></text:p>
          </table:table-cell>
          <table:table-cell table:number-columns-repeated="1016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ClearColor</text:p>
          </table:table-cell>
          <table:table-cell office:value-type="string">
            <text:p>glViewport</text:p>
          </table:table-cell>
          <table:table-cell office:value-type="string">
            <text:p>glViewport</text:p>
          </table:table-cell>
          <table:table-cell office:value-type="string">
            <text:p>glViewport</text:p>
          </table:table-cell>
          <table:table-cell/>
          <table:table-cell office:value-type="string">
            <text:p>1.0</text:p>
          </table:table-cell>
          <table:table-cell table:number-columns-repeated="1017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3f</text:p>
          </table:table-cell>
          <table:table-cell office:value-type="string">
            <text:p>glXGetCurrentDisplay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3f</text:p>
          </table:table-cell>
          <table:table-cell office:value-type="string">
            <text:p>glXGetCurrentDrawable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f</text:p>
          </table:table-cell>
          <table:table-cell office:value-type="string">
            <text:p>glXGetSwapIntervalMESA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fv</text:p>
          </table:table-cell>
          <table:table-cell office:value-type="string">
            <text:p>glXQueryDrawable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EXT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MESA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office:value-type="string">
            <text:p>glXSwapIntervalSGI</text:p>
          </table:table-cell>
          <table:table-cell table:number-columns-repeated="1021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4ubv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lorPoint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mpil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ompil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Program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reateShader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CullFac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Buffer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leteTexture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Func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Mask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Rang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epthRang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isableClientStat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rawArray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DrawRangeElements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src/terrain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ableClientState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wzapp_qt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qtgame/swapinterval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nd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sequence/sequenc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h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atrix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od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mod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Erro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ogi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ontFa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ontFa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Frustum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Buffer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nTextures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Err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Float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Integer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nfoLo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Program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nfoLo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haderiv</text:p>
          </table:table-cell>
          <table:table-cell table:number-columns-repeated="1022"/>
        </table:table-row>
        <table:table-row table:style-name="ro3">
          <table:table-cell office:value-type="string">
            <text:p>src/gam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String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GetUniformLocation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Hint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Mode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ghtModeli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ink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Identity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Matrix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LoadMatrix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erial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piestate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atrixMode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MultiTexCoord2fv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Normal3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Normal3fv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Ortho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ixelStorei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lygonOffset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lygonOffset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op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Attrib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PushMatrix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eadPixels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Rotat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screen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al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cissor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haderSour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haderSource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Func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Mask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SeparateATI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StencilOpSeparateATI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blitfunc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2fv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CoordPointer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tex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Env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Gen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Parameteri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exSubImage2D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draw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Translate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1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niform4fv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se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UseProgram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2i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piefunc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</text:p>
          </table:table-cell>
          <table:table-cell table:number-columns-repeated="1022"/>
        </table:table-row>
        <table:table-row table:style-name="ro3">
          <table:table-cell office:value-type="string">
            <text:p>lib/ivis_opengl/textdraw.cpp:</text:p>
          </table:table-cell>
          <table:table-cell office:value-type="string">
            <text:p>glVertex3fv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ertexPointer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iewpor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Viewpor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isplay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isplay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Current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Get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QueryDrawable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EX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EXT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MESA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>
          <table:table-cell office:value-type="string">
            <text:p>lib/sdl/main_sdl.cpp:</text:p>
          </table:table-cell>
          <table:table-cell office:value-type="string">
            <text:p>glXSwapIntervalSGI</text:p>
          </table:table-cell>
          <table:table-cell table:number-columns-repeated="1022"/>
        </table:table-row>
        <table:table-row table:style-name="ro3" table:number-rows-repeated="10478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n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6" table:number-columns-repeated="1020" table:default-cell-style-name="ce1"/>
        <table:table-row table:style-name="ro3">
          <table:table-cell office:value-type="string">
            <text:p>file</text:p>
          </table:table-cell>
          <table:table-cell table:number-columns-repeated="2" office:value-type="string">
            <text:p>function</text:p>
          </table:table-cell>
          <table:table-cell office:value-type="string">
            <text:p>depends on</text:p>
          </table:table-cell>
          <table:table-cell table:number-columns-repeated="1020"/>
        </table:table-row>
        <table:table-row table:style-name="ro2">
          <table:table-cell office:value-type="string">
            <text:p>src/game.cpp:</text:p>
          </table:table-cell>
          <table:table-cell table:number-columns-repeated="2" office:value-type="string">
            <text:p>GL_EXTENSION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table:number-columns-repeated="2" office:value-type="string">
            <text:p>GL_TEXTURE_2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table:number-columns-repeated="2" office:value-type="string">
            <text:p>GL_TEXTURE_BASE_LEVEL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X_LEVEL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X_LEVEL</text:p>
          </table:table-cell>
          <table:table-cell office:value-type="string">
            <text:p>GL_UNSIGNED_BYT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ENV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UNSIGNED_BYTE</text:p>
          </table:table-cell>
          <table:table-cell office:value-type="string">
            <text:p>GL_TEXTURE_ENV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ENV</text:p>
          </table:table-cell>
          <table:table-cell office:value-type="string">
            <text:p>GL_MODULAT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ENV_MODE</text:p>
          </table:table-cell>
          <table:table-cell office:value-type="string">
            <text:p>GL_TEXTURE_MIN_FIL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ODULATE</text:p>
          </table:table-cell>
          <table:table-cell office:value-type="string">
            <text:p>GL_LINEAR_MIPMAP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G_FIL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IN_FILTER</text:p>
          </table:table-cell>
          <table:table-cell office:value-type="string">
            <text:p>GL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LINEAR_MIPMAP_LINEAR</text:p>
          </table:table-cell>
          <table:table-cell office:value-type="string">
            <text:p>GL_TEXTURE_WRAP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CLAMP_TO_EDGE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G_FILTER</text:p>
          </table:table-cell>
          <table:table-cell office:value-type="string">
            <text:p>GL_TEXTURE_WRAP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LINEAR</text:p>
          </table:table-cell>
          <table:table-cell office:value-type="string">
            <text:p>GL_MAX_TEXTURE_MAX_ANISOTROPY_EXT</text:p>
          </table:table-cell>
          <table:table-cell office:value-type="string">
            <text:p>EXT_texture_filter_anisotropic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TEXTURE_MAX_ANISOTROPY_EXT</text:p>
          </table:table-cell>
          <table:table-cell office:value-type="string">
            <text:p>EXT_texture_filter_anisotropic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WRAP_S</text:p>
          </table:table-cell>
          <table:table-cell office:value-type="string">
            <text:p>GL_MAX_TEXTURE_SIZ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CLAMP_TO_EDGE</text:p>
          </table:table-cell>
          <table:table-cell office:value-type="string">
            <text:p>GL_TRIANGLE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ARRAY_BUFFER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WRAP_T</text:p>
          </table:table-cell>
          <table:table-cell office:value-type="string">
            <text:p>GL_MAX_ELEMENTS_VERTICES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CLAMP_TO_EDGE</text:p>
          </table:table-cell>
          <table:table-cell office:value-type="string">
            <text:p>GL_MAX_ELEMENTS_INDICES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AX_TEXTURE_MAX_ANISOTROPY_EXT</text:p>
          </table:table-cell>
          <table:table-cell office:value-type="string">
            <text:p>GL_DYNAMIC_DRAW</text:p>
          </table:table-cell>
          <table:table-cell office:value-type="string">
            <text:p>1.5 /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STATIC_DRAW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MAX_ANISOTROPY_EXT</text:p>
          </table:table-cell>
          <table:table-cell office:value-type="string">
            <text:p>GL_UNPACK_ALIGNM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MAX_TEXTURE_SIZE</text:p>
          </table:table-cell>
          <table:table-cell office:value-type="string">
            <text:p>GL_CLAM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TEXTURE_2D</text:p>
          </table:table-cell>
          <table:table-cell office:value-type="string">
            <text:p>GL_RGB8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xture.cpp:</text:p>
          </table:table-cell>
          <table:table-cell office:value-type="string">
            <text:p>GL_UNSIGNED_BYTE</text:p>
          </table:table-cell>
          <table:table-cell office:value-type="string">
            <text:p>GL_RGB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office:value-type="string">
            <text:p>GL_TEXTURE1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GEN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OBJECT_LINE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OBJECT_PLAN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MODELVIE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AX_ELEMENTS_VERTICES</text:p>
          </table:table-cell>
          <table:table-cell office:value-type="string">
            <text:p>GL_TEXTURE0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AX_ELEMENTS_INDICES</text:p>
          </table:table-cell>
          <table:table-cell office:value-type="string">
            <text:p>GL_FOG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ALS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POLYGON_OFFSET_FILL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DYNAMIC_DRAW</text:p>
          </table:table-cell>
          <table:table-cell office:value-type="string">
            <text:p>GL_VERTEX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ELEMENT_ARRAY_BUFFER</text:p>
          </table:table-cell>
          <table:table-cell office:value-type="string">
            <text:p>1.5 / ARB_vertex_buffer_object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LOA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TRU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LOR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REPEA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DYNAMIC_DRAW</text:p>
          </table:table-cell>
          <table:table-cell office:value-type="string">
            <text:p>GL_TEXTURE_COORD_ARRA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OG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ULL_FAC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PROJECT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RO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LOR_BUFFER_BI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RGB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DEPTH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QUAD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INFO_LOG_LENGTH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VERTEX_SHADER</text:p>
          </table:table-cell>
          <table:table-cell office:value-type="string">
            <text:p>2.0 / ARB_vertex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MPILE_STATUS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FRAGMENT_SHADER</text:p>
          </table:table-cell>
          <table:table-cell office:value-type="string">
            <text:p>2.0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LINK_STATUS</text:p>
          </table:table-cell>
          <table:table-cell office:value-type="string">
            <text:p>2.0 / ARB_shader_objects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TATIC_DRAW</text:p>
          </table:table-cell>
          <table:table-cell office:value-type="string">
            <text:p>GL_COMBINE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TEXTURE_ENV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COMBINE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PACK_ALIGNMENT</text:p>
          </table:table-cell>
          <table:table-cell office:value-type="string">
            <text:p>GL_ADD_SIGNED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SOURCE0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office:value-type="string">
            <text:p>GL_OPERAND0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LAMP</text:p>
          </table:table-cell>
          <table:table-cell office:value-type="string">
            <text:p>GL_SRC_COL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SOURCE1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office:value-type="string">
            <text:p>GL_CONSTA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LAMP</text:p>
          </table:table-cell>
          <table:table-cell office:value-type="string">
            <text:p>GL_OPERAND1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COMBINE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MAG_FILTER</text:p>
          </table:table-cell>
          <table:table-cell office:value-type="string">
            <text:p>GL_REPLACE</text:p>
          </table:table-cell>
          <table:table-cell office:value-type="string">
            <text:p>1.0 / EXT_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LINEAR</text:p>
          </table:table-cell>
          <table:table-cell office:value-type="string">
            <text:p>GL_SOURCE0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OPERAND0_ALPHA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MIN_FILTER</text:p>
          </table:table-cell>
          <table:table-cell office:value-type="string">
            <text:p>GL_SRC_ALPH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LINEAR</text:p>
          </table:table-cell>
          <table:table-cell office:value-type="string">
            <text:p>GL_INTERPOLATE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PREVIOUS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8</text:p>
          </table:table-cell>
          <table:table-cell office:value-type="string">
            <text:p>GL_SOURCE2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</text:p>
          </table:table-cell>
          <table:table-cell office:value-type="string">
            <text:p>GL_OPERAND2_RGB</text:p>
          </table:table-cell>
          <table:table-cell office:value-type="string">
            <text:p>1.3 / ARB_texture_env_combin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office:value-type="string">
            <text:p>GL_BLEN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CONSTANT_COLOR</text:p>
          </table:table-cell>
          <table:table-cell office:value-type="string">
            <text:p>ARB_imaging / EXT_color_blend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office:value-type="string">
            <text:p>GL_ZERO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TEXTURE2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LEQUAL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PACK_ALIGNMENT</text:p>
          </table:table-cell>
          <table:table-cell office:value-type="string">
            <text:p>GL_FOG_STAR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office:value-type="string">
            <text:p>GL_FOG_END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GB</text:p>
          </table:table-cell>
          <table:table-cell office:value-type="string">
            <text:p>GL_FOG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office:value-type="string">
            <text:p>GL_FOG_DENSITY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office:value-type="string">
            <text:p>GL_FOG_HI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office:value-type="string">
            <text:p>GL_DONT_CAR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ALPHA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GREAT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ONE_MINUS_SRC_ALPHA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ON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VENDO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RENDER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VERS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office:value-type="string">
            <text:p>GL_MAX_TEXTURE_UNITS</text:p>
          </table:table-cell>
          <table:table-cell office:value-type="string">
            <text:p>1.3 / ARB_multitextur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SHADING_LANGUAGE_VERSION</text:p>
          </table:table-cell>
          <table:table-cell office:value-type="string">
            <text:p>2.0 / ARB_shading_language_100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office:value-type="string">
            <text:p>GL_MAX_TEXTURE_IMAGE_UNITS</text:p>
          </table:table-cell>
          <table:table-cell office:value-type="string">
            <text:p>2.0 / ARB_vertex_shader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office:value-type="string">
            <text:p>GL_MAX_TEXTURE_COORDS</text:p>
          </table:table-cell>
          <table:table-cell office:value-type="string">
            <text:p>2.0 / ARB_vertex_shader / ARB_fragment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office:value-type="string">
            <text:p>GL_MAX_COMBINED_TEXTURE_IMAGE_UNITS_ARB</text:p>
          </table:table-cell>
          <table:table-cell office:value-type="string">
            <text:p>2.0 / ARB_vertex_shader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office:value-type="string">
            <text:p>GL_SAMPLE_BUFFERS</text:p>
          </table:table-cell>
          <table:table-cell office:value-type="string">
            <text:p>1.3 / ARB_multisampl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</text:p>
          </table:table-cell>
          <table:table-cell office:value-type="string">
            <text:p>GL_SAMPLES</text:p>
          </table:table-cell>
          <table:table-cell office:value-type="string">
            <text:p>1.3 / ARB_multisampl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NEAR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TRIANGLE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PACK_ALIGNM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LINE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POLYGON_OFFSET_FILL</text:p>
          </table:table-cell>
          <table:table-cell office:value-type="string">
            <text:p>GL_LIGHT_MODEL_AMBI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office:value-type="string">
            <text:p>GL_LIGHT_MODEL_LOCAL_VIEWE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office:value-type="string">
            <text:p>GL_LIGHT0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POSIT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office:value-type="string">
            <text:p>GL_AMBIEN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office:value-type="string">
            <text:p>GL_DIFFUS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office:value-type="string">
            <text:p>GL_SPECULAR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office:value-type="string">
            <text:p>GL_SHININES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</text:p>
          </table:table-cell>
          <table:table-cell office:value-type="string">
            <text:p>GL_EMISSIO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LINE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MODELVIEW_MATRIX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LES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office:value-type="string">
            <text:p>GL_STENCIL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POLYGON_OFFSET_FILL</text:p>
          </table:table-cell>
          <table:table-cell office:value-type="string">
            <text:p>GL_STENCIL_TEST_TWO_SIDE_EXT</text:p>
          </table:table-cell>
          <table:table-cell office:value-type="string">
            <text:p>EXT_stencil_two_side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OLOR_ARRAY</text:p>
          </table:table-cell>
          <table:table-cell office:value-type="string">
            <text:p>GL_BACK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office:value-type="string">
            <text:p>GL_KEE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office:value-type="string">
            <text:p>GL_ALWAYS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office:value-type="string">
            <text:p>GL_SCISSOR_TES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TRIANGLE_FAN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DEPTH_BUFFER_BIT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office:value-type="string">
            <text:p>GL_QUAD_STRIP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office:value-type="string">
            <text:p>GL_MATRIX_MODE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office:value-type="string">
            <text:p>GL_C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office:value-type="string">
            <text:p>GL_CCW</text:p>
          </table:table-cell>
          <table:table-cell office:value-type="string">
            <text:p>1.0/1.1</text:p>
          </table:table-cell>
          <table:table-cell table:number-columns-repeated="1020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COLOR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COORD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COORD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MOD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LINEA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OBJECT_PLAN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LOA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ELEMENT_ARRAY_BUFFE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VERTEX_ARRAY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S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TEXTURE_GEN_T</text:p>
          </table:table-cell>
          <table:table-cell table:number-columns-repeated="1022"/>
        </table:table-row>
        <table:table-row table:style-name="ro2">
          <table:table-cell office:value-type="string">
            <text:p>src/terrain.cpp:</text:p>
          </table:table-cell>
          <table:table-cell office:value-type="string">
            <text:p>GL_ARRAY_BUFFER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qtgame/wzapp_qt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QUADS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sequence/sequence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matrix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piemod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FO_LOG_LENGTH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FO_LOG_LENGTH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VERTEX_SHAD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PILE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RAGMENT_SHAD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PILE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INK_STAT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DD_SIGNE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NSTA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REPL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INTERPO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REVIO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1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2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2_RGB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MBINE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REPL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OURCE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REVIOUS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PERAND0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CONSTANT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ZERO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2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0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EQUA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EQUA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OLYGON_OFFSET_FIL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POLYGON_OFFSET_FILL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STAR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DENSITY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_HI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DONT_CAR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GREA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_MINUS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ZERO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SRC_COLOR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BLEND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</text:p>
          </table:table-cell>
          <table:table-cell table:number-columns-repeated="1022"/>
        </table:table-row>
        <table:table-row table:style-name="ro2">
          <table:table-cell office:value-type="string">
            <text:p>lib/ivis_opengl/piestate.cpp:</text:p>
          </table:table-cell>
          <table:table-cell office:value-type="string">
            <text:p>GL_ONE_MINUS_SRC_ALPHA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VENDO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ENDER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EXTENSION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UNIT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IMAGE_UNIT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TEXTURE_COORD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AX_COMBINED_TEXTURE_IMAGE_UNITS_AR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AMPLE_BUFFER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AMPLE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SHADING_LANGUAGE_VERSION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OLOR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PACK_ALIGNMENT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RGB</text:p>
          </table:table-cell>
          <table:table-cell table:number-columns-repeated="1022"/>
        </table:table-row>
        <table:table-row table:style-name="ro2">
          <table:table-cell office:value-type="string">
            <text:p>lib/ivis_opengl/screen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NEAR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pieblitfunc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RGBA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UNSIGNED_BY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ENV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ENV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MODULATE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IN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AG_FILTE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LINEAR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MAX_TEXTURE_MAX_ANISOTROPY_EX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MAX_ANISOTROPY_EX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T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CLAMP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2D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TEXTURE_WRAP_S</text:p>
          </table:table-cell>
          <table:table-cell table:number-columns-repeated="1022"/>
        </table:table-row>
        <table:table-row table:style-name="ro2">
          <table:table-cell office:value-type="string">
            <text:p>lib/ivis_opengl/tex.cpp:</text:p>
          </table:table-cell>
          <table:table-cell office:value-type="string">
            <text:p>GL_REPEA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_MODE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_MODEL_LOCAL_VIEWE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POSI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IFFU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PECUL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MBIE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IFFU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PECULAR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HININ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EMISS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EXTURE1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QUAD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NE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MODELVIEW_MATRIX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MODELVIEW_MATRIX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IGHT0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POSITION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_TWO_SIDE_EX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_TWO_SIDE_EX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ALWAY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BACK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KEE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LESS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STENCIL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DEPTH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UE</text:p>
          </table:table-cell>
          <table:table-cell table:number-columns-repeated="1022"/>
        </table:table-row>
        <table:table-row table:style-name="ro2">
          <table:table-cell office:value-type="string">
            <text:p>lib/ivis_opengl/piedraw.cpp:</text:p>
          </table:table-cell>
          <table:table-cell office:value-type="string">
            <text:p>GL_TRIANGL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SCISSOR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SCISSOR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TRIANGLE_FAN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LINE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TRIANGLE_FAN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DEPTH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ALPHA_TES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QUAD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DEPTH_BUFFER_BIT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FOG</text:p>
          </table:table-cell>
          <table:table-cell table:number-columns-repeated="1022"/>
        </table:table-row>
        <table:table-row table:style-name="ro2">
          <table:table-cell office:value-type="string">
            <text:p>lib/ivis_opengl/piefunc.cpp:</text:p>
          </table:table-cell>
          <table:table-cell office:value-type="string">
            <text:p>GL_QUAD_STRIP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FALS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MATRIX_MOD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C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CCW</text:p>
          </table:table-cell>
          <table:table-cell table:number-columns-repeated="1022"/>
        </table:table-row>
        <table:table-row table:style-name="ro2">
          <table:table-cell office:value-type="string">
            <text:p>lib/ivis_opengl/textdraw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PROJECTION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TEXTURE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MODELVIEW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FRONT</text:p>
          </table:table-cell>
          <table:table-cell table:number-columns-repeated="1022"/>
        </table:table-row>
        <table:table-row table:style-name="ro2">
          <table:table-cell office:value-type="string">
            <text:p>lib/sdl/main_sdl.cpp:</text:p>
          </table:table-cell>
          <table:table-cell office:value-type="string">
            <text:p>GL_CULL_FACE</text:p>
          </table:table-cell>
          <table:table-cell table:number-columns-repeated="1022"/>
        </table:table-row>
        <table:table-row table:style-name="ro3" table:number-rows-repeated="10479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xtual Dependenc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>
            <text:p>extension</text:p>
          </table:table-cell>
          <table:table-cell office:value-type="string">
            <text:p>depends</text:p>
          </table:table-cell>
          <table:table-cell office:value-type="string">
            <text:p>context</text:p>
          </table:table-cell>
        </table:table-row>
        <table:table-row table:style-name="ro2">
          <table:table-cell office:value-type="string">
            <text:p>ARB_texture_env_crossbar</text:p>
          </table:table-cell>
          <table:table-cell office:value-type="string">
            <text:p>GL 1.1, ARB_multitexture and ARB_texture_env_combine </text:p>
          </table:table-cell>
          <table:table-cell office:value-type="string">
            <text:p>The capability to use the texture color from other texture units as sources to the COMBINE_ARB texture environment function</text:p>
          </table:table-cell>
        </table:table-row>
      </table:table>
      <table:named-expressions/>
      <table:database-ranges>
        <table:database-range table:name="__Anonymous_Sheet_DB__0" table:target-range-address="Functions.D2:Functions.D109" table:orientation="column"/>
        <table:database-range table:name="__Anonymous_Sheet_DB__1" table:target-range-address="Enumerants.C1:Enumerants.C13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6T15:14:14</meta:creation-date>
    <meta:generator>LibreOffice/3.5$Linux_X86_64 LibreOffice_project/350m1$Build-202</meta:generator>
    <meta:editing-duration>P0D</meta:editing-duration>
    <meta:editing-cycles>1</meta:editing-cycles>
    <meta:document-statistic meta:table-count="3" meta:cell-count="3651" meta:object-count="0"/>
  </office:meta>
</office:document-meta>
</file>